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200.99mm" svg:height="110.76mm" svg:x="205.4mm" svg:y="5.05mm">
            <loext:p draw:notify-on-update-of-ranges="Hoja1.A2:Hoja1.A11 Hoja1.B1:Hoja1.B1 Hoja1.B2:Hoja1.B11 Hoja1.C1:Hoja1.C1 Hoja1.B2:Hoja1.B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190.26mm" svg:y="16.47mm">
            <loext:p draw:notify-on-update-of-ranges="Hoja1.A1:Hoja1.A1 Hoja1.A2:Hoja1.A6 Hoja1.B1:Hoja1.B1 Hoja1.B2:Hoja1.B6 Hoja1.C1:Hoja1.C1 Hoja1.C2:Hoja1.C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untos</text:p>
          </table:table-cell>
          <table:table-cell office:value-type="string" calcext:value-type="string">
            <text:p>servidorHilosinPool</text:p>
          </table:table-cell>
          <table:table-cell office:value-type="string" calcext:value-type="string">
            <text:p>servidorHiloconPool</text:p>
          </table:table-cell>
          <table:table-cell office:value-type="string" calcext:value-type="string">
            <text:p>piParaleloFutureCont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003" calcext:value-type="float">
            <text:p>20,003</text:p>
          </table:table-cell>
          <table:table-cell office:value-type="float" office:value="20.002" calcext:value-type="float">
            <text:p>20,002</text:p>
          </table:table-cell>
          <table:table-cell office:value-type="float" office:value="0.052" calcext:value-type="float">
            <text:p>0,05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.015" calcext:value-type="float">
            <text:p>40,015</text:p>
          </table:table-cell>
          <table:table-cell office:value-type="float" office:value="20.001" calcext:value-type="float">
            <text:p>20,001</text:p>
          </table:table-cell>
          <table:table-cell office:value-type="float" office:value="0.117" calcext:value-type="float">
            <text:p>0,117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0.022" calcext:value-type="float">
            <text:p>60,022</text:p>
          </table:table-cell>
          <table:table-cell office:value-type="float" office:value="20.002" calcext:value-type="float">
            <text:p>20,002</text:p>
          </table:table-cell>
          <table:table-cell office:value-type="float" office:value="0.173" calcext:value-type="float">
            <text:p>0,173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0.051" calcext:value-type="float">
            <text:p>80,051</text:p>
          </table:table-cell>
          <table:table-cell office:value-type="float" office:value="20.002" calcext:value-type="float">
            <text:p>20,002</text:p>
          </table:table-cell>
          <table:table-cell office:value-type="float" office:value="0.613" calcext:value-type="float">
            <text:p>0,61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.063" calcext:value-type="float">
            <text:p>100,063</text:p>
          </table:table-cell>
          <table:table-cell office:value-type="float" office:value="20.001" calcext:value-type="float">
            <text:p>20,001</text:p>
          </table:table-cell>
          <table:table-cell office:value-type="float" office:value="1.106" calcext:value-type="float">
            <text:p>1,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*10⁸</text:p>
          </table:table-cell>
          <table:table-cell office:value-type="float" office:value="31.373" calcext:value-type="float">
            <text:p>31,373</text:p>
          </table:table-cell>
          <table:table-cell office:value-type="float" office:value="10.746" calcext:value-type="float">
            <text:p>10,746</text:p>
          </table:table-cell>
          <table:table-cell office:value-type="float" office:value="5.23" calcext:value-type="float">
            <text:p>5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⁹</text:p>
          </table:table-cell>
          <table:table-cell office:value-type="float" office:value="62.807" calcext:value-type="float">
            <text:p>62,807</text:p>
          </table:table-cell>
          <table:table-cell office:value-type="float" office:value="21.302" calcext:value-type="float">
            <text:p>21,302</text:p>
          </table:table-cell>
          <table:table-cell office:value-type="float" office:value="10.464" calcext:value-type="float">
            <text:p>10,464</text:p>
          </table:table-cell>
          <table:table-cell table:number-columns-repeated="3"/>
        </table:table-row>
        <table:table-row table:style-name="ro1" table:number-rows-repeated="13">
          <table:table-cell table:number-columns-repeated="7"/>
        </table:table-row>
        <table:table-row table:style-name="ro1">
          <table:table-cell table:number-columns-repeated="6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30">00/00/0000</text:date>, <text:time style:data-style-name="N2" text:time-value="09:56:54.64156696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3:50:01.157491876</meta:creation-date>
    <dc:date>2018-11-30T10:09:17.990211413</dc:date>
    <meta:editing-duration>PT51M12S</meta:editing-duration>
    <meta:editing-cycles>10</meta:editing-cycles>
    <meta:generator>LibreOffice/5.2.7.2$Linux_X86_64 LibreOffice_project/20m0$Build-2</meta:generator>
    <meta:document-statistic meta:table-count="1" meta:cell-count="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1cm" svg:height="11.077cm" xlink:href=".." xlink:type="simple" chart:class="chart:bar" chart:style-name="ch1">
        <chart:title svg:x="7.268cm" svg:y="0.357cm" chart:style-name="ch2">
          <text:p>matVectorConcurrente.java</text:p>
        </chart:title>
        <chart:legend chart:legend-position="end" svg:x="15.713cm" svg:y="4.99cm" style:legend-expansion="high" chart:style-name="ch3"/>
        <chart:plot-area chart:style-name="ch4" table:cell-range-address="Hoja1.A2:Hoja1.B11 Hoja1.A1:Hoja1.C1" chart:data-source-has-labels="both" svg:x="1.413cm" svg:y="1.357cm" svg:width="12.935cm" svg:height="8.518cm">
          <chartooo:coordinate-region svg:x="2.034cm" svg:y="1.556cm" svg:width="11.32cm" svg:height="7.672cm"/>
          <chart:axis chart:dimension="x" chart:name="primary-x" chart:style-name="ch5" chartooo:axis-type="text">
            <chart:title svg:x="7.055cm" svg:y="10.096cm" chart:style-name="ch6">
              <text:p>Elementos</text:p>
            </chart:title>
            <chart:categories table:cell-range-address="Hoja1.A2:Hoja1.A11"/>
          </chart:axis>
          <chart:axis chart:dimension="y" chart:name="primary-y" chart:style-name="ch7">
            <chart:title svg:x="0.451cm" svg:y="6.163cm" chart:style-name="ch8">
              <text:p>%CPU</text:p>
            </chart:title>
            <chart:grid chart:style-name="ch9" chart:class="major"/>
          </chart:axis>
          <chart:axis chart:dimension="y" chart:name="secondary-y" chart:style-name="ch10">
            <chart:title svg:x="14.75cm" svg:y="6.427cm" chart:style-name="ch8">
              <text:p>Tiempo (s)</text:p>
            </chart:title>
          </chart:axis>
          <chart:series chart:attached-axis="primary-y" chart:style-name="ch11" chart:values-cell-range-address="Hoja1.B2:Hoja1.B11" chart:label-cell-address="Hoja1.B1:Hoja1.B1" chart:class="chart:bar">
            <chart:data-point chart:repeated="10"/>
          </chart:series>
          <chart:series chart:attached-axis="secondary-y" chart:style-name="ch12" chart:values-cell-range-address="Hoja1.B2:Hoja1.B11" chart:label-cell-address="Hoja1.C1:Hoja1.C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vidorHilosinPool</text:p>
                <draw:g>
                  <svg:desc>Hoja1.B1:Hoja1.B1</svg:desc>
                </draw:g>
              </table:table-cell>
              <table:table-cell office:value-type="string">
                <text:p>servidorHiloconPool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Hoja1.A2:Hoja1.A11</svg:desc>
                </draw:g>
              </table:table-cell>
              <table:table-cell office:value-type="float" office:value="20.003">
                <text:p>20.003</text:p>
                <draw:g>
                  <svg:desc>Hoja1.B2:Hoja1.B11</svg:desc>
                </draw:g>
              </table:table-cell>
              <table:table-cell office:value-type="float" office:value="20.003">
                <text:p>20.003</text:p>
                <draw:g>
                  <svg:desc>Hoja1.B2:Hoja1.B11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.015">
                <text:p>40.015</text:p>
              </table:table-cell>
              <table:table-cell office:value-type="float" office:value="40.015">
                <text:p>40.01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.022">
                <text:p>60.022</text:p>
              </table:table-cell>
              <table:table-cell office:value-type="float" office:value="60.022">
                <text:p>60.02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.051">
                <text:p>80.051</text:p>
              </table:table-cell>
              <table:table-cell office:value-type="float" office:value="80.051">
                <text:p>80.05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.063">
                <text:p>100.063</text:p>
              </table:table-cell>
              <table:table-cell office:value-type="float" office:value="100.063">
                <text:p>100.063</text:p>
              </table:table-cell>
            </table:table-row>
            <table:table-row>
              <table:table-cell office:value-type="string">
                <text:p>5*10⁸</text:p>
              </table:table-cell>
              <table:table-cell office:value-type="float" office:value="31.373">
                <text:p>31.373</text:p>
              </table:table-cell>
              <table:table-cell office:value-type="float" office:value="31.373">
                <text:p>31.373</text:p>
              </table:table-cell>
            </table:table-row>
            <table:table-row>
              <table:table-cell office:value-type="string">
                <text:p>10⁹</text:p>
              </table:table-cell>
              <table:table-cell office:value-type="float" office:value="62.807">
                <text:p>62.807</text:p>
              </table:table-cell>
              <table:table-cell office:value-type="float" office:value="62.807">
                <text:p>62.8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328cm" svg:y="0.316cm" chart:style-name="ch2">
          <text:p>Tiempo servidor</text:p>
        </chart:title>
        <chart:legend chart:legend-position="bottom" svg:x="3.875cm" svg:y="8.222cm" style:legend-expansion="wide" chart:style-name="ch3"/>
        <chart:plot-area chart:style-name="ch4" table:cell-range-address="Hoja1.A1:Hoja1.C6" chart:data-source-has-labels="both" svg:x="1.33cm" svg:y="1.275cm" svg:width="14.349cm" svg:height="5.786cm">
          <chartooo:coordinate-region svg:x="1.951cm" svg:y="1.474cm" svg:width="13.262cm" svg:height="4.94cm"/>
          <chart:axis chart:dimension="x" chart:name="primary-x" chart:style-name="ch5" chartooo:axis-type="auto">
            <chartooo:date-scale/>
            <chart:title svg:x="7.944cm" svg:y="7.241cm" chart:style-name="ch6">
              <text:p>Puntos</text:p>
            </chart:title>
            <chart:categories table:cell-range-address="Hoja1.A2:Hoja1.A6"/>
          </chart:axis>
          <chart:axis chart:dimension="y" chart:name="primary-y" chart:style-name="ch5">
            <chart:title svg:x="0.451cm" svg:y="4.979cm" chart:style-name="ch7">
              <text:p>Tiempo (s)</text:p>
            </chart:title>
            <chart:grid chart:style-name="ch8" chart:class="major"/>
          </chart:axis>
          <chart:series chart:style-name="ch9" chart:values-cell-range-address="Hoja1.B2:Hoja1.B6" chart:label-cell-address="Hoja1.B1:Hoja1.B1" chart:class="chart:line">
            <chart:data-point chart:repeated="5"/>
          </chart:series>
          <chart:series chart:style-name="ch10" chart:values-cell-range-address="Hoja1.C2:Hoja1.C6" chart:label-cell-address="Hoja1.C1:Hoja1.C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vidorHilosinPool</text:p>
                <draw:g>
                  <svg:desc>Hoja1.B1:Hoja1.B1</svg:desc>
                </draw:g>
              </table:table-cell>
              <table:table-cell office:value-type="string">
                <text:p>servidorHiloconPool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Hoja1.A2:Hoja1.A6</svg:desc>
                </draw:g>
              </table:table-cell>
              <table:table-cell office:value-type="float" office:value="20.003">
                <text:p>20.003</text:p>
                <draw:g>
                  <svg:desc>Hoja1.B2:Hoja1.B6</svg:desc>
                </draw:g>
              </table:table-cell>
              <table:table-cell office:value-type="float" office:value="20.002">
                <text:p>20.002</text:p>
                <draw:g>
                  <svg:desc>Hoja1.C2:Hoja1.C6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.015">
                <text:p>40.015</text:p>
              </table:table-cell>
              <table:table-cell office:value-type="float" office:value="20.001">
                <text:p>20.0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.022">
                <text:p>60.022</text:p>
              </table:table-cell>
              <table:table-cell office:value-type="float" office:value="20.002">
                <text:p>20.00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.051">
                <text:p>80.051</text:p>
              </table:table-cell>
              <table:table-cell office:value-type="float" office:value="20.002">
                <text:p>20.00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.063">
                <text:p>100.063</text:p>
              </table:table-cell>
              <table:table-cell office:value-type="float" office:value="20.001">
                <text:p>20.0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